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CD900000B2D3AB3D1FF18EF10C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794cm" svg:height="11.999cm" svg:x="0.62cm" svg:y="0.016cm">
          <draw:image xlink:href="Pictures/1000000000000CD900000B2D3AB3D1FF18EF10CE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38:05.678731626</dc:date>
    <meta:editing-duration>PT2M30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